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7_20-53-08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8_04-20-28_000.jpg</text:p>
          </table:table-cell>
          <table:table-cell table:style-name="ce27" office:value-type="string">
            <text:p>:m :PHOTO 寝た時刻 / 2022 / オナニー、未了、duration=3.5時間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 / オナニー、未了、duration=3.5時間ぐらい,other=~">
            <text:p>:m :PHOTO 寝た時刻 / 2022 / オナニー、未了、duration=3.5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8_07-41-4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8_11-44-33_000.jpg</text:p>
          </table:table-cell>
          <table:table-cell table:style-name="ce36" office:value-type="string">
            <text:p>:m RES 1*4 / free# JVEMV6 68#_232:1 / 68. theoretical-physics(tp) / topics=基底ベクトル：微分,doc=r-8-1~9.1.2#3,other=q+:-1.1:内積の定義。定義式は、１以下に収まるか？;calc+:内積。定義式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4 / free# JVEMV6 68#_232:1 / 68. theoretical-physics(tp) / topics=基底ベクトル：微分,doc=r-8-1~9.1.2#3,other=q+:-1.1:内積の定義。定義式は、１以下に収まるか？;calc+:内積。定義式">
            <text:p>:m RES 1*4 / free# JVEMV6 68#_232:1 / 68. theoretical-physics(tp) / topics=基底ベクトル：微分,doc=r-8-1~9.1.2#3,other=q+:-1.1:内積の定義。定義式は、１以下に収まるか？;calc+:内積。定義式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8_11-45-00_000.jpg</text:p>
          </table:table-cell>
          <table:table-cell table:style-name="ce36" office:value-type="string">
            <text:p>:m RES 2*4 / free# JVEMV6 68#_232:1 / 68. theoretical-physics(tp) / topics=基底ベクトル：微分,doc=r-8-1~9.1.2#3,other=q+:-1.2:内積。定義式。値の範囲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4 / free# JVEMV6 68#_232:1 / 68. theoretical-physics(tp) / topics=基底ベクトル：微分,doc=r-8-1~9.1.2#3,other=q+:-1.2:内積。定義式。値の範囲">
            <text:p>:m RES 2*4 / free# JVEMV6 68#_232:1 / 68. theoretical-physics(tp) / topics=基底ベクトル：微分,doc=r-8-1~9.1.2#3,other=q+:-1.2:内積。定義式。値の範囲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8_11-45-22_000.jpg</text:p>
          </table:table-cell>
          <table:table-cell table:style-name="ce36" office:value-type="string">
            <text:p>:m RES 3*4 / free# JVEMV6 68#_232:1 / 68. theoretical-physics(tp) / topics=基底ベクトル：微分,doc=r-8-1~9.1.2#3,other=q+:open:内積。定義式;calc+:(ds/dθ);memo+:(dt-&gt;/ds);memo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3*4 / free# JVEMV6 68#_232:1 / 68. theoretical-physics(tp) / topics=基底ベクトル：微分,doc=r-8-1~9.1.2#3,other=q+:open:内積。定義式;calc+:(ds/dθ);memo+:(dt-&gt;/ds);memo+;">
            <text:p>:m RES 3*4 / free# JVEMV6 68#_232:1 / 68. theoretical-physics(tp) / topics=基底ベクトル：微分,doc=r-8-1~9.1.2#3,other=q+:open:内積。定義式;calc+:(ds/dθ);memo+:(dt-&gt;/ds);memo+;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8_11-45-42_000.jpg</text:p>
          </table:table-cell>
          <table:table-cell table:style-name="ce36" office:value-type="string">
            <text:p>:m RES 4*4 / free# JVEMV6 68#_232:1 / 68. theoretical-physics(tp) / topics=基底ベクトル：微分,doc=r-8-1~9.1.2#5.4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4*4 / free# JVEMV6 68#_232:1 / 68. theoretical-physics(tp) / topics=基底ベクトル：微分,doc=r-8-1~9.1.2#5.4">
            <text:p>:m RES 4*4 / free# JVEMV6 68#_232:1 / 68. theoretical-physics(tp) / topics=基底ベクトル：微分,doc=r-8-1~9.1.2#5.4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8_13-31-01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18_15-59-36_000.mp4</text:p>
          </table:table-cell>
          <table:table-cell table:style-name="ce36" office:value-type="string">
            <text:p>:VIDEO / @自室 / 記録 / jap.flute / 演奏、play / R=1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1 / record,for=~,other=~,memo+">
            <text:p>:VIDEO / @自室 / 記録 / jap.flute / 演奏、play / R=1 / record,for=~,other=~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18_16-01-30_000.jpg</text:p>
          </table:table-cell>
          <table:table-cell table:style-name="ce36" office:value-type="string">
            <text:p>:m :篠笛,shinobue #*# / memo:song / song-id=19 / picture=~,content=~,for=,page=1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song / song-id=19 / picture=~,content=~,for=,page=1,other=~ / N~">
            <text:p>:m :篠笛,shinobue #*# / memo:song / song-id=19 / picture=~,content=~,for=,page=1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18_17-48-30_000.jpg</text:p>
          </table:table-cell>
          <table:table-cell table:style-name="ce36" office:value-type="string">
            <text:p>:m RES 1*1 / free# JVEMV6 68#_232:2 / 68. theoretical-physics(tp) / topics=基底ベクトル：微分,doc=r-8-1~9.1.2#6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*1 / free# JVEMV6 68#_232:2 / 68. theoretical-physics(tp) / topics=基底ベクトル：微分,doc=r-8-1~9.1.2#6">
            <text:p>:m RES 1*1 / free# JVEMV6 68#_232:2 / 68. theoretical-physics(tp) / topics=基底ベクトル：微分,doc=r-8-1~9.1.2#6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18_18-49-34_000.jpg</text:p>
          </table:table-cell>
          <table:table-cell table:style-name="ce36" office:value-type="string">
            <text:p>:m :篠笛,shinobue #*# / memo:song / song-id=20 / for=,page=1,key=h:4(E)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memo:song / song-id=20 / for=,page=1,key=h:4(E),other=~ / N~">
            <text:p>:m :篠笛,shinobue #*# / memo:song / song-id=20 / for=,page=1,key=h:4(E)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18_18-49-57_000.jpg</text:p>
          </table:table-cell>
          <table:table-cell table:style-name="ce36" office:value-type="string">
            <text:p>:m :篠笛,shinobue #*# / memo:practice / practice-id=~ / content=transition:hole:5`-3`;5`-6`,page=2,for=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篠笛,shinobue #*# / memo:practice / practice-id=~ / content=transition:hole:5`-3`;5`-6`,page=2,for=,other=~ / N~">
            <text:p>:m :篠笛,shinobue #*# / memo:practice / practice-id=~ / content=transition:hole:5`-3`;5`-6`,page=2,for=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18_19-02-59_000.jpg</text:p>
          </table:table-cell>
          <table:table-cell table:style-name="ce36" office:value-type="string">
            <text:p>:m :尺八,shakuhachi,bamboo #*# / memo:song / song-id=3 / key=h-2flat,notes=2-3-4d-5,other=~ / N~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尺八,shakuhachi,bamboo #*# / memo:song / song-id=3 / key=h-2flat,notes=2-3-4d-5,other=~ / N~ ">
            <text:p>:m :尺八,shakuhachi,bamboo #*# / memo:song / song-id=3 / key=h-2flat,notes=2-3-4d-5,other=~ / N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9">2022/04/19</text:date>, <text:time>14:1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9T14:10:40.07</dc:date>
    <dc:creator>iwabuchi ken</dc:creator>
    <meta:editing-duration>P46DT11H10M27S</meta:editing-duration>
    <meta:editing-cycles>14958</meta:editing-cycles>
    <meta:document-statistic meta:table-count="2" meta:cell-count="489" meta:object-count="0"/>
    <meta:user-defined meta:name="qrichtext">1</meta:user-defined>
  </office:meta>
</office:document-meta>
</file>